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1pt" fo:language="en" fo:country="US" officeooo:paragraph-rsid="001523ec" style:font-size-asian="11pt" style:font-size-complex="11pt"/>
    </style:style>
    <style:style style:name="P2" style:family="paragraph" style:parent-style-name="Standard">
      <style:text-properties fo:font-size="11pt" fo:language="en" fo:country="US" officeooo:paragraph-rsid="00195c1a" style:font-size-asian="11pt" style:font-size-complex="11pt"/>
    </style:style>
    <style:style style:name="P3" style:family="paragraph" style:parent-style-name="Standard">
      <style:text-properties fo:font-size="11pt" fo:language="en" fo:country="US" officeooo:paragraph-rsid="002583c0" style:font-size-asian="11pt" style:font-size-complex="11pt"/>
    </style:style>
    <style:style style:name="P4" style:family="paragraph" style:parent-style-name="Standard">
      <style:text-properties fo:font-size="11pt" fo:language="en" fo:country="US" officeooo:paragraph-rsid="0026a8d0" style:font-size-asian="11pt" style:font-size-complex="11pt"/>
    </style:style>
    <style:style style:name="P5" style:family="paragraph" style:parent-style-name="Standard">
      <style:text-properties fo:font-size="11pt" fo:language="en" fo:country="US" officeooo:paragraph-rsid="0029db92" style:font-size-asian="11pt" style:font-size-complex="11pt"/>
    </style:style>
    <style:style style:name="T1" style:family="text">
      <style:text-properties officeooo:rsid="00127ff0"/>
    </style:style>
    <style:style style:name="T2" style:family="text">
      <style:text-properties officeooo:rsid="001523ec"/>
    </style:style>
    <style:style style:name="T3" style:family="text">
      <style:text-properties officeooo:rsid="0021d44d"/>
    </style:style>
    <style:style style:name="T4" style:family="text">
      <style:text-properties officeooo:rsid="002583c0"/>
    </style:style>
    <style:style style:name="T5" style:family="text">
      <style:text-properties style:text-position="super 58%" officeooo:rsid="0021d44d"/>
    </style:style>
    <style:style style:name="T6"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After his first visit of Antarctica before the pandemic, Justin Rowlatt, a climate editor, alerted about melting glaciers, in an article of the BBC.</text:span></text:p>
      <text:p text:style-name="P3"><text:tab/><text:span text:style-name="T1">First of all, climate change is caused by our pollution. We can see it with the graph, which is showing </text:span></text:p>
      <text:p text:style-name="P4"><text:span text:style-name="T4">the difference of temperature between mean land’s temperature and an average temperature. Indeed, since 1980, when countries start to investigate into industries, the temperature of mean land is always above the average, and become more and more faraway from this average.</text:span></text:p>
      <text:p text:style-name="P4"><text:span text:style-name="T4"><text:tab/>Naturally, climate change, or excessive pollution, have a lot of consequences on the world. For example, the rise of sea level and its acceleration are no more a secret, we can see it with satellite monitoring.</text:span></text:p>
      <text:p text:style-name="P5"><text:span text:style-name="T4"><text:tab/>However, the situation can be change, if all of we try to reduce our carbon prints together. One of the solution given by J. Rowlatt is our capacity of innovation. For the example of car industry, we can reduce our consummation of carbon by finding and using low-carbon technologies, like plant-based energies.</text:span></text:p>
      <text:p text:style-name="P2"><text:tab/><text:span text:style-name="T3">To conclude, we should remind that the consequences of climate change are surely reversible, but we just need few centuries to change the world and tens of thousands of years to repair it. Taking control of global warming will be a major issue of the 21</text:span><text:span text:style-name="T5">st</text:span><text:span text:style-name="T3"> Cent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4T16:41:48.389352591</meta:creation-date>
    <dc:date>2021-10-04T18:13:49.253360833</dc:date>
    <meta:editing-duration>PT1H31M49S</meta:editing-duration>
    <meta:editing-cycles>26</meta:editing-cycles>
    <meta:generator>LibreOffice/6.0.7.3$Linux_X86_64 LibreOffice_project/00m0$Build-3</meta:generator>
    <meta:document-statistic meta:table-count="0" meta:image-count="0" meta:object-count="0" meta:page-count="1" meta:paragraph-count="6" meta:word-count="220" meta:character-count="1313" meta:non-whitespace-character-count="1093"/>
  </office:meta>
</office:document-meta>
</file>